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i" svg:font-family="Ani" style:font-pitch="variable"/>
    <style:font-face style:name="AnjaliOldLipi" svg:font-family="AnjaliOldLipi" style:font-pitch="variable"/>
    <style:font-face style:name="Chandas" svg:font-family="Chandas" style:font-pitch="variable"/>
    <style:font-face style:name="Chilanka" svg:font-family="Chilanka" style:font-pitch="variable"/>
    <style:font-face style:name="KacstTitle" svg:font-family="KacstTitle" style:font-pitch="variable"/>
    <style:font-face style:name="Karumbi" svg:font-family="Karumbi" style:font-pitch="variable"/>
    <style:font-face style:name="Keraleeyam" svg:font-family="Keraleeyam" style:font-pitch="variable"/>
    <style:font-face style:name="Manjari Thin" svg:font-family="'Manjari Thin'" style:font-pitch="variable"/>
    <style:font-face style:name="Mukti Narrow" svg:font-family="'Mukti Narrow'" style:font-pitch="variable"/>
    <style:font-face style:name="Standard Symbols PS" svg:font-family="'Standard Symbols PS'" style:font-pitch="variable"/>
    <style:font-face style:name="Tibetan Machine Uni" svg:font-family="'Tibetan Machine Uni'" style:font-pitch="variable"/>
    <style:font-face style:name="URW Bookman" svg:font-family="'URW Bookman'" style:font-pitch="variable"/>
    <style:font-face style:name="Uroob" svg:font-family="Uroob" style:font-pitch="variable"/>
    <style:font-face style:name="Waree" svg:font-family="Wa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0.25cm"/>
      <style:paragraph-properties style:writing-mode="lr-tb"/>
    </style:style>
    <style:style style:name="P1" style:family="paragraph">
      <style:paragraph-properties fo:text-align="center"/>
      <style:text-properties style:font-name="Manjari Thin" fo:font-size="24pt" style:font-size-asian="24pt" style:font-size-complex="24pt"/>
    </style:style>
    <style:style style:name="P2" style:family="paragraph">
      <loext:graphic-properties draw:fill="none" draw:fill-color="#ffffff"/>
      <style:paragraph-properties fo:text-align="center"/>
      <style:text-properties style:font-name="Manjari Thin" fo:font-size="24pt" style:font-size-asian="24pt" style:font-size-complex="24pt"/>
    </style:style>
    <style:style style:name="T1" style:family="text">
      <style:text-properties style:font-name="Manjari Thin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frame draw:style-name="gr1" draw:text-style-name="P2" draw:layer="layout" svg:width="14.8cm" svg:height="10.5cm" svg:x="0cm" svg:y="0cm">
          <draw:text-box>
            <text:p text:style-name="P1"><text:span text:style-name="T1">odpocznij.p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i" svg:font-family="Ani" style:font-pitch="variable"/>
    <style:font-face style:name="AnjaliOldLipi" svg:font-family="AnjaliOldLipi" style:font-pitch="variable"/>
    <style:font-face style:name="Chandas" svg:font-family="Chandas" style:font-pitch="variable"/>
    <style:font-face style:name="Chilanka" svg:font-family="Chilanka" style:font-pitch="variable"/>
    <style:font-face style:name="KacstTitle" svg:font-family="KacstTitle" style:font-pitch="variable"/>
    <style:font-face style:name="Karumbi" svg:font-family="Karumbi" style:font-pitch="variable"/>
    <style:font-face style:name="Keraleeyam" svg:font-family="Keraleeyam" style:font-pitch="variable"/>
    <style:font-face style:name="Manjari Thin" svg:font-family="'Manjari Thin'" style:font-pitch="variable"/>
    <style:font-face style:name="Mukti Narrow" svg:font-family="'Mukti Narrow'" style:font-pitch="variable"/>
    <style:font-face style:name="Standard Symbols PS" svg:font-family="'Standard Symbols PS'" style:font-pitch="variable"/>
    <style:font-face style:name="Tibetan Machine Uni" svg:font-family="'Tibetan Machine Uni'" style:font-pitch="variable"/>
    <style:font-face style:name="URW Bookman" svg:font-family="'URW Bookman'" style:font-pitch="variable"/>
    <style:font-face style:name="Uroob" svg:font-family="Uroob" style:font-pitch="variable"/>
    <style:font-face style:name="Waree" svg:font-family="Wa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4T20:41:43.311169488</meta:creation-date>
    <dc:date>2021-03-14T20:50:23.007726750</dc:date>
    <meta:editing-duration>PT8M40S</meta:editing-duration>
    <meta:editing-cycles>1</meta:editing-cycles>
    <meta:document-statistic meta:object-count="1"/>
    <meta:generator>LibreOffice/6.4.6.2$Linux_X86_64 LibreOffice_project/40$Build-2</meta:generator>
  </office:meta>
</office:document-meta>
</file>